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Для понимания и успешного использования PHP на практике следует задать следующие ключевые вопросы:</text:p>
      <text:list xml:id="list6761379428865368889" text:style-name="L1">
        <text:list-item>
          <text:p text:style-name="P2"><text:span text:style-name="Strong_20_Emphasis">Как создать базовую веб-страницу с PHP?</text:span></text:p>
          <text:list>
            <text:list-item>
              <text:p text:style-name="P3">Как встраивать PHP-код в HTML?</text:p>
            </text:list-item>
            <text:list-item>
              <text:p text:style-name="P3">Как установить и настроить локальный веб-сервер для выполнения PHP-скриптов?</text:p>
            </text:list-item>
          </text:list>
        </text:list-item>
        <text:list-item>
          <text:p text:style-name="P2"><text:span text:style-name="Strong_20_Emphasis">Как работать с переменными и типами данных в PHP?</text:span></text:p>
          <text:list>
            <text:list-item>
              <text:p text:style-name="P3">Как объявлять переменные?</text:p>
            </text:list-item>
            <text:list-item>
              <text:p text:style-name="P3">Какие типы данных поддерживает PHP, и какие операции можно выполнять с разными типами данных?</text:p>
            </text:list-item>
          </text:list>
        </text:list-item>
        <text:list-item>
          <text:p text:style-name="P2"><text:span text:style-name="Strong_20_Emphasis">Как обрабатывать формы и получать данные от пользователя?</text:span></text:p>
          <text:list>
            <text:list-item>
              <text:p text:style-name="P3">Как получить данные из HTML-формы с помощью PHP?</text:p>
            </text:list-item>
            <text:list-item>
              <text:p text:style-name="P3">Как валидировать данные, введенные пользователем?</text:p>
            </text:list-item>
          </text:list>
        </text:list-item>
        <text:list-item>
          <text:p text:style-name="P2"><text:span text:style-name="Strong_20_Emphasis">Как работать с базами данных в PHP?</text:span></text:p>
          <text:list>
            <text:list-item>
              <text:p text:style-name="P3">Как подключиться к базе данных?</text:p>
            </text:list-item>
            <text:list-item>
              <text:p text:style-name="P3">Как выполнять SQL-запросы для извлечения, вставки, обновления или удаления данных?</text:p>
            </text:list-item>
          </text:list>
        </text:list-item>
        <text:list-item>
          <text:p text:style-name="P2"><text:span text:style-name="Strong_20_Emphasis">Как создавать и использовать функции в PHP?</text:span></text:p>
          <text:list>
            <text:list-item>
              <text:p text:style-name="P3">Как объявлять и вызывать функции?</text:p>
            </text:list-item>
            <text:list-item>
              <text:p text:style-name="P3">Как передавать параметры в функции и возвращать значения из них?</text:p>
            </text:list-item>
          </text:list>
        </text:list-item>
        <text:list-item>
          <text:p text:style-name="P2"><text:span text:style-name="Strong_20_Emphasis">Как работать с файлами и директориями в PHP?</text:span></text:p>
          <text:list>
            <text:list-item>
              <text:p text:style-name="P3">Как читать и записывать данные в файлы?</text:p>
            </text:list-item>
            <text:list-item>
              <text:p text:style-name="P3">Как создавать, перемещать и удалять файлы и директории?</text:p>
            </text:list-item>
          </text:list>
        </text:list-item>
        <text:list-item>
          <text:p text:style-name="P2"><text:span text:style-name="Strong_20_Emphasis">Как создавать динамические веб-страницы с помощью PHP?</text:span></text:p>
          <text:list>
            <text:list-item>
              <text:p text:style-name="P3">Как использовать условные операторы и циклы для генерации динамического контента?</text:p>
            </text:list-item>
            <text:list-item>
              <text:p text:style-name="P3">Как встраивать данные из базы данных или других источников в HTML-шаблоны?</text:p>
            </text:list-item>
          </text:list>
        </text:list-item>
        <text:list-item>
          <text:p text:style-name="P2"><text:span text:style-name="Strong_20_Emphasis">Как обеспечить безопасность веб-приложений на PHP?</text:span></text:p>
          <text:list>
            <text:list-item>
              <text:p text:style-name="P3">Как защититься от атак XSS, CSRF и SQL-инъекций?</text:p>
            </text:list-item>
            <text:list-item>
              <text:p text:style-name="P3">Как безопасно обрабатывать ввод пользователя и выполнение внешних команд?</text:p>
            </text:list-item>
          </text:list>
        </text:list-item>
        <text:list-item>
          <text:p text:style-name="P2"><text:span text:style-name="Strong_20_Emphasis">Как использовать сессии и куки для отслеживания пользовательских сеансов?</text:span></text:p>
          <text:list>
            <text:list-item>
              <text:p text:style-name="P3">Как создавать сессии и устанавливать куки?</text:p>
            </text:list-item>
            <text:list-item>
              <text:p text:style-name="P3">Как безопасно хранить данные в сессиях и куках?</text:p>
            </text:list-item>
          </text:list>
        </text:list-item>
        <text:list-item>
          <text:p text:style-name="P2"><text:span text:style-name="Strong_20_Emphasis">Как использовать ООП в PHP для создания масштабируемых приложений?</text:span></text:p>
          <text:list>
            <text:list-item>
              <text:p text:style-name="P3">Как создавать классы и объекты?</text:p>
            </text:list-item>
            <text:list-item>
              <text:p text:style-name="P2">Как использовать наследование, интерфейсы и абстрактные классы для организации кода?</text:p>
            </text:list-item>
          </text:list>
        </text:list-item>
      </text:list>
      <text:p text:style-name="Text_20_body">Эти вопросы позволят вам понять основы PHP и начать применять их на практике для решения различных задач разработки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25:24.51</dc:date>
    <meta:document-statistic meta:table-count="0" meta:image-count="0" meta:object-count="0" meta:page-count="1" meta:paragraph-count="35" meta:word-count="304" meta:character-count="1956"/>
    <dc:creator>Dima Wide</dc:creator>
    <meta:user-defined meta:name="Info 1"/>
    <meta:user-defined meta:name="Info 2"/>
    <meta:user-defined meta:name="Info 3"/>
    <meta:user-defined meta:name="Info 4"/>
  </office:meta>
</office:document-meta>
</file>